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A0000012CC8141317.png" manifest:media-type="image/png"/>
  <manifest:file-entry manifest:full-path="Pictures/100002010000018300000133F3219814.png" manifest:media-type="image/png"/>
  <manifest:file-entry manifest:full-path="Pictures/100002010000015200000167ADB0316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25cm" svg:height="3.318cm" svg:x="16.598cm" svg:y="2.302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1" draw:layer="layout" svg:width="2.625cm" svg:height="2.096cm" svg:x="5.922cm" svg:y="1.254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1" draw:layer="layout" svg:width="4.739cm" svg:height="2.539cm" svg:x="4.683cm" svg:y="4.303cm">
          <draw:image xlink:href="Pictures/100002010000023A0000012CC8141317.png" xlink:type="simple" xlink:show="embed" xlink:actuate="onLoad">
            <text:p/>
          </draw:image>
        </draw:frame>
        <draw:line draw:style-name="gr2" draw:text-style-name="P1" draw:layer="layout" svg:x1="8.547cm" svg:y1="2.476cm" svg:x2="11.172cm" svg:y2="3.873cm">
          <text:p/>
        </draw:line>
        <draw:line draw:style-name="gr2" draw:text-style-name="P1" draw:layer="layout" svg:x1="8.547cm" svg:y1="5.27cm" svg:x2="11.172cm" svg:y2="3.873cm">
          <text:p/>
        </draw:line>
        <draw:line draw:style-name="gr2" draw:text-style-name="P1" draw:layer="layout" svg:x1="11.172cm" svg:y1="3.861cm" svg:x2="15.897cm" svg:y2="3.873cm">
          <text:p/>
        </draw:line>
        <draw:line draw:style-name="gr2" draw:text-style-name="P1" draw:layer="layout" svg:x1="13.622cm" svg:y1="4.734cm" svg:x2="13.622cm" svg:y2="3.861cm">
          <text:p/>
        </draw:line>
        <draw:frame draw:style-name="gr3" draw:layer="layout" svg:width="2.297cm" svg:height="0.962cm" svg:x="12.546cm" svg:y="4.81cm">
          <draw:text-box>
            <text:p>Uni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0:44:18.223554792</meta:creation-date>
    <dc:date>2016-03-17T10:46:24.534003634</dc:date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